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Droid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fo:letter-spacing="normal"/>
    </style:style>
    <style:style style:name="P2"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fo:letter-spacing="normal" style:font-name-asian="Helvetica" style:font-size-asian="10.5pt" style:font-style-asian="normal" style:font-weight-asian="normal"/>
    </style:style>
    <style:style style:name="P3"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Helvetica" fo:font-size="10.5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fo:letter-spacing="normal"/>
    </style:style>
    <style:style style:name="P5" style:family="paragraph" style:parent-style-name="Standard">
      <style:paragraph-properties fo:margin-left="0cm" fo:margin-right="0cm" fo:margin-top="0cm" fo:margin-bottom="0cm" fo:orphans="2" fo:widows="2" fo:text-indent="0cm" style:auto-text-indent="false" fo:padding="0cm" fo:border="none"/>
    </style:style>
    <style:style style:name="T1" style:family="text">
      <style:text-properties style:font-name="Helvetica" fo:font-size="10.5pt" fo:font-style="normal" fo:font-weight="normal"/>
    </style:style>
    <style:style style:name="T2" style:family="text">
      <style:text-properties style:font-name-asian="Helvetica" style:font-size-asian="10.5pt" style:font-style-asian="normal" style:font-weight-asian="normal"/>
    </style:style>
    <style:style style:name="T3" style:family="text">
      <style:text-properties fo:color="#222222" style:font-name="Helvetica" fo:font-size="10.5pt" fo:font-style="normal" fo:font-weight="normal"/>
    </style:style>
    <style:style style:name="T4" style:family="text">
      <style:text-properties fo:color="#222222" style:font-name-asian="Helvetica" style:font-size-asian="10.5pt" style:font-style-asian="normal" style:font-weight-asian="normal"/>
    </style:style>
    <style:style style:name="T5" style:family="text">
      <style:text-properties fo:font-variant="normal" fo:text-transform="none" fo:color="#047ac6" style:font-name="Helvetica" fo:font-size="10.5pt" fo:letter-spacing="normal" fo:font-style="normal" fo:font-weight="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買い売り両方に</text:span><text:span text:style-name="T1">300</text:span><text:span text:style-name="T2">指値で結果</text:span><text:span text:style-name="T1">-5000</text:span><text:span text:style-name="T2">、条件と買い売りを入れ替えても結果マイナスっておかしくないか？</text:span></text:p>
      <text:p text:style-name="P1"><text:span text:style-name="T2">スプレッドが広ければわかるが、</text:span><text:span text:style-name="T1">0</text:span><text:span text:style-name="T2">にしている。エントリ時点から上と下のどちらの</text:span><text:span text:style-name="T1">300</text:span><text:span text:style-name="T2">に早く到達するかという話だけど、</text:span></text:p>
      <text:p text:style-name="P2">入れ替えても両方マイナスになるというのはおかしい。</text:p>
      <text:p text:style-name="P3"/>
      <text:p text:style-name="P1"><text:span text:style-name="T2">・</text:span><text:span text:style-name="T1">EA</text:span><text:span text:style-name="T2">二つ使う両建て</text:span><text:span text:style-name="T1">(600,500)</text:span><text:span text:style-name="T2">でトータル大幅なマイナスになるのはなぜ？</text:span></text:p>
      <text:p text:style-name="P3"/>
      <text:p text:style-name="P2">・スプレッドで結果変わりすぎ。</text:p>
      <text:p text:style-name="P1"><text:span text:style-name="T2">スプレッド</text:span><text:span text:style-name="T1">5</text:span><text:span text:style-name="T2">で</text:span><text:span text:style-name="T1">3500→</text:span><text:span text:style-name="T2">スプレッド</text:span><text:span text:style-name="T1">18</text:span><text:span text:style-name="T2">で</text:span><text:span text:style-name="T1">1400</text:span><text:span text:style-name="T2">（</text:span><text:span text:style-name="T1">tp300,sl200</text:span><text:span text:style-name="T2">）</text:span></text:p>
      <text:p text:style-name="P1"><text:span text:style-name="T1">sl</text:span><text:span text:style-name="T2">が</text:span><text:span text:style-name="T1">100</text:span><text:span text:style-name="T2">とか小規模なら影響受けるのわかるが、</text:span><text:span text:style-name="T1">200</text:span><text:span text:style-name="T2">以上で露骨に変わるか？</text:span></text:p>
      <text:p text:style-name="P3"/>
      <text:p text:style-name="P1"><text:span text:style-name="T2">・実際に</text:span><text:span text:style-name="T1">EA</text:span><text:span text:style-name="T2">を稼働させ、後追いでバックテストしたところ、結果ずれすぎ。</text:span></text:p>
      <text:p text:style-name="P1"><text:span text:style-name="T2">モデリング品質</text:span><text:span text:style-name="T1">90%</text:span><text:span text:style-name="T2">とあるが、結果の誤差は</text:span><text:span text:style-name="T1">10%</text:span><text:span text:style-name="T2">どころではない。</text:span></text:p>
      <text:p text:style-name="P3"/>
      <text:p text:style-name="P1"><text:span text:style-name="T2">・インジケーターでは</text:span><text:span text:style-name="T1">+</text:span><text:span text:style-name="T2">成績にならない。なんのためのインジケーターか</text:span></text:p>
      <text:p text:style-name="P3"/>
      <text:p text:style-name="P2">・バックテストとフォワードがずれるといっても、なぜか必ず悪いほうにずれる。</text:p>
      <text:p text:style-name="P3"/>
      <text:p text:style-name="P1"><text:span text:style-name="T2">・今好調な</text:span><text:span text:style-name="T1">EA</text:span><text:span text:style-name="T2">を見ると、</text:span><text:span text:style-name="T1">4h</text:span><text:span text:style-name="T2">や</text:span><text:span text:style-name="T1">1d</text:span><text:span text:style-name="T2">など長期足っぽい。</text:span><text:span text:style-name="T1">5</text:span><text:span text:style-name="T2">分足の</text:span><text:span text:style-name="T1">45</text:span><text:span text:style-name="T2">などは燦々たる結果</text:span></text:p>
      <text:p text:style-name="P3"/>
      <text:p text:style-name="P1"><text:span text:style-name="T2">・</text:span><text:span text:style-name="T1">3</text:span><text:span text:style-name="T2">か月くらい</text:span><text:span text:style-name="T1">3VPS</text:span><text:span text:style-name="T2">かしきって属性ごとの検証をする。</text:span></text:p>
      <text:p text:style-name="P1"><text:span text:style-name="T2">通貨、時間足、インジケーターにのっかるやつ、複雑なロジック、</text:span><text:span text:style-name="T1">3</text:span><text:span text:style-name="T2">通貨相関でそれぞれ</text:span><text:span text:style-name="T1">3</text:span><text:span text:style-name="T2">パターンくらい</text:span></text:p>
      <text:p text:style-name="P3"/>
      <text:p text:style-name="P1"><text:span text:style-name="T2">・</text:span><text:span text:style-name="T1">10EA</text:span><text:span text:style-name="T2">による運用、平準化</text:span></text:p>
      <text:p text:style-name="P3"/>
      <text:p text:style-name="P1"><text:span text:style-name="T2">・</text:span><text:span text:style-name="T1">home</text:span><text:span text:style-name="T2">ボタンの効能と</text:span><text:span text:style-name="T1">tester</text:span><text:span text:style-name="T2">ファイルの削除</text:span></text:p>
      <text:p text:style-name="P3"/>
      <text:p text:style-name="P2">・グラフを見比べる。</text:p>
      <text:p text:style-name="P3"/>
      <text:p text:style-name="P1"><text:span text:style-name="T2">・</text:span><text:span text:style-name="T1">D1</text:span><text:span text:style-name="T2">足の</text:span><text:span text:style-name="T1">EA</text:span><text:span text:style-name="T2">でストラテジーテスターの期間を</text:span><text:span text:style-name="T1">D1</text:span><text:span text:style-name="T2">にすると制度落ちる？</text:span></text:p>
      <text:p text:style-name="P1"><text:span text:style-name="T1">1h</text:span><text:span text:style-name="T2">や</text:span><text:span text:style-name="T1">30m</text:span><text:span text:style-name="T2">に変えると結果が違う。</text:span><text:span text:style-name="T1">D1</text:span><text:span text:style-name="T2">だと明らかに指値とずれすぎた価格があるし</text:span></text:p>
      <text:p text:style-name="P1"><text:span text:style-name="T2">信頼度が</text:span><text:span text:style-name="T1">n/a</text:span><text:span text:style-name="T2">になる。</text:span></text:p>
      <text:p text:style-name="P3"/>
      <text:p text:style-name="P1"><text:span text:style-name="T1">D1</text:span><text:span text:style-name="T2">だとエントリは問題ないが、決済の</text:span><text:span text:style-name="T1">time</text:span><text:span text:style-name="T2">、価格がけっこうずれる。</text:span></text:p>
      <text:p text:style-name="P3"/>
      <text:p text:style-name="P2">・スプレッドが狭くなくてはいけないなら、手数料タイプを導入するのも選択肢か</text:p>
      <text:p text:style-name="P1"><text:span text:style-name="T1">Tradeview</text:span><text:span text:style-name="T2">の</text:span><text:span text:style-name="T1">ILC</text:span><text:span text:style-name="T2">口座が調べた中では条件良し。</text:span></text:p>
      <text:p text:style-name="P3">USDJPY0.6 EURUSD0.6 EURJPY0.9</text:p>
      <text:p text:style-name="P1"><text:span text:style-name="T1">1lot</text:span><text:span text:style-name="T2">片道</text:span><text:span text:style-name="T1">2.5</text:span><text:span text:style-name="T2">ドル</text:span></text:p>
      <text:p text:style-name="P3"/>
      <text:p text:style-name="P1"><text:span text:style-name="T2">・買い売り両方に</text:span><text:span text:style-name="T1">300</text:span><text:span text:style-name="T2">指値で結果</text:span><text:span text:style-name="T1">-5000</text:span><text:span text:style-name="T2">を検証、スプレッドが狭い楽天のデモ口座で買い売り</text:span><text:span text:style-name="T1">2</text:span><text:span text:style-name="T2">パターン仕組む。</text:span></text:p>
      <text:p text:style-name="P2">取引回数が多いロジックのほうが良い。</text:p>
      <text:p text:style-name="P3"/>
      <text:p text:style-name="P2">・検証対象は</text:p>
      <text:p text:style-name="P1"><text:span text:style-name="T1">5m</text:span><text:span text:style-name="T2">足値幅（</text:span><text:span text:style-name="T1">USDJPY,EURUSD</text:span><text:span text:style-name="T2">）、</text:span><text:span text:style-name="T1">30m</text:span><text:span text:style-name="T2">足値幅（</text:span><text:span text:style-name="T1">USDJPY,EURUSD</text:span><text:span text:style-name="T2">）、</text:span><text:span text:style-name="T1">1h</text:span><text:span text:style-name="T2">足値幅（</text:span><text:span text:style-name="T1">USDJPY,EURUSD</text:span><text:span text:style-name="T2">）、</text:span><text:span text:style-name="T1">4h</text:span><text:span text:style-name="T2">足値幅（</text:span><text:span text:style-name="T1">USDJPY,EURUSD</text:span><text:span text:style-name="T2">）、</text:span><text:span text:style-name="T1">1d</text:span><text:span text:style-name="T2">足値幅（</text:span><text:span text:style-name="T1">USDJPY,EURUSD</text:span><text:span text:style-name="T2">） 計</text:span><text:span text:style-name="T1">10</text:span></text:p>
      <text:p text:style-name="P1"><text:span text:style-name="T1">1,4</text:span><text:span text:style-name="T2">時間足</text:span><text:span text:style-name="T1">RSI</text:span><text:span text:style-name="T2">（</text:span><text:span text:style-name="T1">USDJPY,EURUSD</text:span><text:span text:style-name="T2">）、</text:span><text:span text:style-name="T1">1,4</text:span><text:span text:style-name="T2">時間足</text:span><text:span text:style-name="T1">MA</text:span><text:span text:style-name="T2">（</text:span><text:span text:style-name="T1">USDJPY,EURUSD</text:span><text:span text:style-name="T2">）、</text:span><text:span text:style-name="T1">4</text:span><text:span text:style-name="T2">時間足通貨相関（</text:span><text:span text:style-name="T1">USDJPY,EURUSD</text:span><text:span text:style-name="T2">）、</text:span><text:span text:style-name="T1">1,4</text:span><text:span text:style-name="T2">時間足ボリバン（</text:span><text:span text:style-name="T1">USDJPY,EURUSD</text:span><text:span text:style-name="T2">） 計</text:span><text:span text:style-name="T1">8</text:span></text:p>
      <text:p text:style-name="P1"><text:span text:style-name="T1">5m</text:span><text:span text:style-name="T2">足</text:span><text:span text:style-name="T1">MA</text:span><text:span text:style-name="T2">、（</text:span><text:span text:style-name="T1">USDJPY</text:span><text:span text:style-name="T2">）、</text:span><text:span text:style-name="T1">5m</text:span><text:span text:style-name="T2">足</text:span><text:span text:style-name="T1">RSI</text:span><text:span text:style-name="T2">（</text:span><text:span text:style-name="T1">USDJPY</text:span><text:span text:style-name="T2">）、</text:span><text:span text:style-name="T1">30m</text:span><text:span text:style-name="T2">足通貨相関（</text:span><text:span text:style-name="T1">USDJPY</text:span><text:span text:style-name="T2">）、</text:span><text:span text:style-name="T1">5m</text:span><text:span text:style-name="T2">時間足ボリバン（</text:span><text:span text:style-name="T1">USDJPY</text:span><text:span text:style-name="T2">） 計</text:span><text:span text:style-name="T1">4</text:span></text:p>
      <text:p text:style-name="P1"><text:span text:style-name="T1">4h</text:span><text:span text:style-name="T2">足</text:span><text:span text:style-name="T1">MA</text:span><text:span text:style-name="T2">、（</text:span><text:span text:style-name="T1">USDJPY</text:span><text:span text:style-name="T2">）、</text:span><text:span text:style-name="T1">4h</text:span><text:span text:style-name="T2">足</text:span><text:span text:style-name="T1">RSI</text:span><text:span text:style-name="T2">（</text:span><text:span text:style-name="T1">USDJPY</text:span><text:span text:style-name="T2">）、</text:span><text:span text:style-name="T1">4h</text:span><text:span text:style-name="T2">時間足ボリバン（</text:span><text:span text:style-name="T1">USDJPY</text:span><text:span text:style-name="T2">） 計</text:span><text:span text:style-name="T1">4</text:span></text:p>
      <text:p text:style-name="P1"><text:span text:style-name="T2">買い売り両方に</text:span><text:span text:style-name="T1">300</text:span><text:span text:style-name="T2">指値</text:span><text:span text:style-name="T1">2</text:span><text:span text:style-name="T2">つ </text:span><text:span text:style-name="T1">×2</text:span><text:span text:style-name="T2">、スプレッド差異</text:span><text:span text:style-name="T1">2</text:span><text:span text:style-name="T2">つ、</text:span><text:span text:style-name="T1">RSI</text:span><text:span text:style-name="T2">の逆ロジック、値幅の逆ロジック 計</text:span><text:span text:style-name="T1">8</text:span></text:p>
      <text:p text:style-name="P1"><text:span text:style-name="T1">300:300</text:span><text:span text:style-name="T2">で勝率</text:span><text:span text:style-name="T1">5</text:span><text:span text:style-name="T2">割のロジックと</text:span><text:span text:style-name="T1">600:100</text:span><text:span text:style-name="T2">で勝率</text:span><text:span text:style-name="T1">2</text:span><text:span text:style-name="T2">割のロジック 計</text:span><text:span text:style-name="T1">4</text:span><text:span text:style-name="T2">つ</text:span></text:p>
      <text:p text:style-name="P3"/>
      <text:p text:style-name="P2">・検証のゴール</text:p>
      <text:p text:style-name="P2">仮説の裏付けをとること。仮説検証の材料を得ること。</text:p>
      <text:p text:style-name="P2">どのような種別（値幅、テクニカル、通貨、通貨複合）が実トレードで利益をあげやすいか、仮説を検証する。</text:p>
      <text:p text:style-name="P2">バックテストと実トレードでトレード回数が異なる、それが良い結果、悪い結果につながりやすいパターンを見極めること。</text:p>
      <text:p text:style-name="P3"/>
      <text:p text:style-name="P1"><text:soft-page-break/><text:span text:style-name="T2">・</text:span><text:span text:style-name="T3">Too many requests</text:span><text:span text:style-name="T4">（操作履歴タブ）</text:span></text:p>
      <text:p text:style-name="P4"><text:span text:style-name="T2">無視して</text:span><text:span text:style-name="T1">OK</text:span><text:span text:style-name="T2">か</text:span></text:p>
      <text:p text:style-name="P5"><text:a xlink:type="simple" xlink:href="http://nemui3900.hatenablog.com/entry/2015/01/22/121305" text:style-name="Internet_20_link" text:visited-style-name="Visited_20_Internet_20_Link"><text:span text:style-name="T5">http://nemui3900.hatenablog.com/entry/2015/01/22/121305</text:span></text:a></text:p>
      <text:p text:style-name="P4"><text:span text:style-name="T1">MT4</text:span><text:span text:style-name="T2">は同時に注文ができず、</text:span><text:span text:style-name="T1">1/1000</text:span><text:span text:style-name="T2">秒で他</text:span><text:span text:style-name="T1">EA</text:span><text:span text:style-name="T2">同士がバッティングした場合片方は無視されるよう。</text:span></text:p>
      <text:p text:style-name="P1"><text:span text:style-name="T1">0</text:span><text:span text:style-name="T2">分の</text:span><text:span text:style-name="T1">10</text:span><text:span text:style-name="T2">秒以内に注文、</text:span><text:span text:style-name="T1">tick</text:span><text:span text:style-name="T2">が動くごとなので、注文は通る</text:span></text:p>
      <text:p text:style-name="P3"/>
      <text:p text:style-name="P4"><text:span text:style-name="T2">・</text:span><text:span text:style-name="T1">orderclosefunction</text:span><text:span text:style-name="T2">（エキスパートタブ）</text:span></text:p>
      <text:p text:style-name="P3"/>
      <text:p text:style-name="P2">・直近の成績から今のるべきか考える。</text:p>
      <text:section text:style-name="Sect1" text:name="Section1" text:protected="true">
        <text:section-source xlink:href="../../デスク~1/無"/>
        <text:p text:style-name="Text_20_body"/>
      </text:section>
      <text:section text:style-name="Sect1" text:name="Section2" text:protected="true">
        <text:section-source xlink:href="../../デスク~1/無題JP~"/>
        <text:p text:style-name="Text_20_body"/>
      </text:section>
      <text:p text:style-name="P1"/>
      <text:p text:style-name="P1"/>
      <text:p text:style-name="P1"/>
      <text:p text:style-name="P1"/>
      <text:p text:style-name="P1"/>
      <text:p text:style-name="P2">【謎】</text:p>
      <text:p text:style-name="P2">フォワードテストでずれる原因は何？</text:p>
      <text:p text:style-name="P2">両建てスタイルの謎</text:p>
      <text:p text:style-name="P2">インジケータの有効性、逆張りはアリか</text:p>
      <text:p text:style-name="P2">スプレッドによる差異の見極め</text:p>
      <text:p text:style-name="P3"/>
      <text:p text:style-name="P2">・予想される結果とアクション</text:p>
      <text:p text:style-name="P1"><text:span text:style-name="T1">1. </text:span><text:span text:style-name="T2">値幅系や日足系は良で他はダメ。</text:span></text:p>
      <text:p text:style-name="P1">→<text:span text:style-name="T2">その二つを軸にいくが、スプレッドを考えると実質的に通貨の選択肢が狭く</text:span><text:span text:style-name="T1">EA</text:span><text:span text:style-name="T2">数が限られる事態を予想。</text:span></text:p>
      <text:p text:style-name="P2">他に有効な手段が必要。</text:p>
      <text:p text:style-name="P1"><text:span text:style-name="T2">値幅系で短期足でも</text:span><text:span text:style-name="T1">OK</text:span><text:span text:style-name="T2">なら幾分状況はマシになる。</text:span></text:p>
      <text:p text:style-name="P3"/>
      <text:p text:style-name="P1"><text:span text:style-name="T1">2. </text:span><text:span text:style-name="T2">どれも</text:span><text:span text:style-name="T1">NG</text:span><text:span text:style-name="T2">、一貫性がない。結局運用してみないとわからないというオチ。</text:span></text:p>
      <text:p text:style-name="P1">→<text:span text:style-name="T2">そのまま実運用に入るか、</text:span><text:span text:style-name="T1">EA</text:span><text:span text:style-name="T2">自体撤退。もしくは、</text:span><text:span text:style-name="T1">NG</text:span><text:span text:style-name="T2">ではない手法を探すことになりそう。</text:span></text:p>
      <text:p text:style-name="P3"/>
      <text:p text:style-name="P1">①<text:span text:style-name="T2">バックテストとフォワードテストでずれが出にくいのはどういうロジックか</text:span></text:p>
      <text:p text:style-name="P3"/>
      <text:p text:style-name="P1">②<text:span text:style-name="T2">フォワードテストで結果が悪化した場合、バックテストだけ良いロジックか、</text:span></text:p>
      <text:p text:style-name="P2">それとも一時的に調子を落としているだけか、どうやって見極めるか</text:p>
      <text:p text:style-name="P3"/>
      <text:p text:style-name="P1">③<text:span text:style-name="T2">取引回数の誤差、そして結果が悪影響を与えやすいロジックをどのように排除するか</text:span></text:p>
      <text:p text:style-name="P3"/>
      <text:p text:style-name="P1">④<text:span text:style-name="T2">高スプレッドでも影響が出にくいのはどのような</text:span><text:span text:style-name="T1">EA</text:span><text:span text:style-name="T2">か</text:span></text:p>
      <text:p text:style-name="P1">→<text:span text:style-name="T2">利確と損切が</text:span><text:span text:style-name="T1">point</text:span><text:span text:style-name="T2">高であれば、影響は少ないと予想</text:span></text:p>
      <text:p text:style-name="P3"/>
      <text:p text:style-name="P1">⑤<text:span text:style-name="T2">成績の良い</text:span><text:span text:style-name="T1">EA</text:span><text:span text:style-name="T2">はどうすれば作れるか</text:span></text:p>
      <text:p text:style-name="P3"/>
      <text:p text:style-name="P1">⑥<text:span text:style-name="T2">バックテストで</text:span><text:span text:style-name="T1">1</text:span><text:span text:style-name="T2">年まるまる取引なしとかありえる？</text:span></text:p>
      <text:p text:style-name="P3"/>
      <text:p text:style-name="P1">⑦<text:span text:style-name="T1">600:100:sp5</text:span><text:span text:style-name="T2">、</text:span><text:span text:style-name="T1">580:120:sp15</text:span><text:span text:style-name="T2">、これは同程度の成績になる？</text:span></text:p>
      <text:p text:style-name="P3"/>
      <text:p text:style-name="P1">⑧<text:span text:style-name="T2">どの</text:span><text:span text:style-name="T1">EA</text:span><text:span text:style-name="T2">も</text:span><text:span text:style-name="T1">2014</text:span><text:span text:style-name="T2">年が良い。</text:span></text:p>
      <text:p text:style-name="P3"/>
      <text:p text:style-name="P1">⑨<text:span text:style-name="T2">複数の時間足や複数の通貨を</text:span><text:span text:style-name="T1">1</text:span><text:span text:style-name="T2">つの</text:span><text:span text:style-name="T1">EA</text:span><text:span text:style-name="T2">に使うと狂う？</text:span></text:p>
      <text:p text:style-name="P3"/>
      <text:p text:style-name="P1">⑩<text:span text:style-name="T2">フォワードとバックでずれる取引は何か決まりある？</text:span></text:p>
      <text:p text:style-name="P2">金曜の夜取引など</text:p>
      <text:p text:style-name="P3"><text:soft-page-break/></text:p>
      <text:p text:style-name="P1">⑪<text:span text:style-name="T2">新規</text:span><text:span text:style-name="T1">EA</text:span><text:span text:style-name="T2">は直前</text:span><text:span text:style-name="T1">1</text:span><text:span text:style-name="T2">年、数か月の動きをみる。動き出したらダメになるとかありえる。</text:span></text:p>
      <text:p text:style-name="P3"/>
      <text:p text:style-name="P2">・全ティック、コントロールポイント、始値のみの違い</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Droid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igo ninomiya</meta:initial-creator>
    <meta:creation-date>2022-11-30T17:13:57.72</meta:creation-date>
    <meta:document-statistic meta:table-count="0" meta:image-count="0" meta:object-count="0" meta:page-count="3" meta:paragraph-count="72" meta:word-count="1844" meta:character-count="2304"/>
    <dc:date>2022-11-30T17:16:09.46</dc:date>
    <dc:creator>keigo ninomiya</dc:creator>
    <meta:editing-duration>PT2M12S</meta:editing-duration>
    <meta:editing-cycles>1</meta:editing-cycles>
    <meta:generator>OpenOffice/4.1.13$Win32 OpenOffice.org_project/4113m1$Build-9810</meta:generator>
  </office:meta>
</office:document-meta>
</file>